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ef60" officeooo:paragraph-rsid="0008ef60"/>
    </style:style>
    <style:style style:name="P3" style:family="paragraph" style:parent-style-name="Table_20_Contents">
      <style:text-properties officeooo:rsid="000a1c50" officeooo:paragraph-rsid="000a1c50"/>
    </style:style>
    <style:style style:name="P4" style:family="paragraph" style:parent-style-name="Table_20_Contents">
      <style:text-properties officeooo:rsid="0016a3a2" officeooo:paragraph-rsid="000b534a"/>
    </style:style>
    <style:style style:name="P5" style:family="paragraph" style:parent-style-name="Table_20_Contents">
      <style:text-properties officeooo:rsid="000c35a8" officeooo:paragraph-rsid="000c35a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0e21d8" officeooo:paragraph-rsid="000e33c3"/>
    </style:style>
    <style:style style:name="P9" style:family="paragraph" style:parent-style-name="Azione_20_attore">
      <style:text-properties officeooo:rsid="000e21d8" officeooo:paragraph-rsid="000b534a"/>
    </style:style>
    <style:style style:name="P10" style:family="paragraph" style:parent-style-name="Azione_20_attore" style:list-style-name="Numerazione_20_UC">
      <style:text-properties officeooo:rsid="000e21d8" officeooo:paragraph-rsid="000e21d8"/>
    </style:style>
    <style:style style:name="P11" style:family="paragraph" style:parent-style-name="Azione_20_sistema">
      <style:text-properties officeooo:rsid="000e21d8" officeooo:paragraph-rsid="000b534a"/>
    </style:style>
    <style:style style:name="P12" style:family="paragraph" style:parent-style-name="Azione_20_sistema" style:list-style-name="Numerazione_20_UC">
      <style:text-properties officeooo:rsid="000e21d8" officeooo:paragraph-rsid="000e21d8"/>
    </style:style>
    <style:style style:name="P13" style:family="paragraph" style:parent-style-name="Azione_20_sistema">
      <style:text-properties officeooo:rsid="000e21d8" officeooo:paragraph-rsid="000e21d8"/>
    </style:style>
    <style:style style:name="P14" style:family="paragraph" style:parent-style-name="Table_20_Contents" style:list-style-name="L1">
      <style:text-properties officeooo:rsid="000e21d8" officeooo:paragraph-rsid="000e21d8"/>
    </style:style>
    <style:style style:name="P15" style:family="paragraph" style:parent-style-name="Table_20_Contents">
      <style:text-properties officeooo:paragraph-rsid="0008ef60"/>
    </style:style>
    <style:style style:name="P16" style:family="paragraph" style:parent-style-name="Table_20_Contents">
      <style:text-properties officeooo:paragraph-rsid="000f2ea2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746df"/>
    </style:style>
    <style:style style:name="T4" style:family="text">
      <style:text-properties officeooo:rsid="000e21d8"/>
    </style:style>
    <style:style style:name="T5" style:family="text">
      <style:text-properties officeooo:rsid="000e33c3"/>
    </style:style>
    <style:style style:name="T6" style:family="text">
      <style:text-properties fo:font-weight="bold" officeooo:rsid="000e33c3" style:font-weight-asian="bold" style:font-weight-complex="bold"/>
    </style:style>
    <style:style style:name="T7" style:family="text">
      <style:text-properties officeooo:rsid="000f2ea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Modifica informazioni riguardante il suo sta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Utente iscrit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5"><text:span text:style-name="T1">Autenticazione</text:span><text:span text:style-name="T2"> effettuata </text:span><text:span text:style-name="T1">con successo </text:span></text:p>
            <text:p text:style-name="P16"><text:span text:style-name="T7">L'utente ha visualizzato i propri dati </text:span><text:span text:style-name="T5">(</text:span><text:span text:style-name="T6">include </text:span><text:span text:style-name="T5">UtenteConPiùFigliVisualizzaInfo 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144349" text:style-name="Numerazione_20_UC">
              <text:list-item>
                <text:p text:style-name="P8">L'utente legge i dati mostrati e clicca sul pulsante “modifica”. </text:p>
                <text:p text:style-name="P11"/>
              </text:list-item>
              <text:list-item>
                <text:p text:style-name="P11"><text:s/>Il sistema apre una nuova pagina.</text:p>
                <text:p text:style-name="P9"/>
              </text:list-item>
              <text:list-item>
                <text:p text:style-name="P10">L'utente sceglie il dato che vuole modificare (indirizzo) e scrive quello aggiornato. Fatto clicca sul pulsante “conferma modifica”.</text:p>
                <text:p text:style-name="P12"/>
              </text:list-item>
              <text:list-item>
                <text:p text:style-name="P13">Il sistema risponde col messaggio “modifica avvenuta con successo”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4">modifica i dati all'interno della pagin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139899" text:style-name="L1">
              <text:list-item>
                <text:p text:style-name="P14">Il sistema non permette di modificare dati quali: Codice Fiscale, Nome, Cognome, Data di nascita, Comune di nascit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Un interfaccia semplice da <text:span text:style-name="T4">utilizzare</text:span> <text:span text:style-name="T3">anche per utenti meno esperti</text:span>.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3M42S</meta:editing-duration>
    <meta:editing-cycles>8</meta:editing-cycles>
    <meta:generator>LibreOffice/3.6$Windows_x86 LibreOffice_project/da8c1e6-fd468f4-454e206-f42a4a9-143cfd</meta:generator>
    <dc:date>2012-10-21T23:14:21.71</dc:date>
    <meta:document-statistic meta:table-count="1" meta:image-count="0" meta:object-count="0" meta:page-count="1" meta:paragraph-count="20" meta:word-count="127" meta:character-count="880" meta:non-whitespace-character-count="774"/>
  </office:meta>
</office:document-meta>
</file>